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Arial" fo:font-size="14pt" style:text-underline-style="none"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7" style:family="paragraph" style:parent-style-name="Standard" style:list-style-name="L1">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list-style-name="L2">
      <style:paragraph-properties fo:text-align="start" style:justify-single-word="false"/>
      <style:text-properties style:font-name="Arial" fo:font-size="14pt" style:text-underline-style="none" fo:font-weight="normal" style:font-size-asian="14pt" style:font-weight-asian="normal" style:font-size-complex="14pt" style:font-weight-complex="normal"/>
    </style:style>
    <style:style style:name="P9" style:family="paragraph" style:parent-style-name="Standard" style:list-style-name="L3">
      <style:paragraph-properties fo:text-align="start" style:justify-single-word="false"/>
      <style:text-properties style:font-name="Arial" fo:font-size="14pt" style:text-underline-style="none"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list-style-name="L3">
      <style:paragraph-properties fo:text-align="start" style:justify-single-word="false"/>
      <style:text-properties fo:font-variant="normal" fo:text-transform="none" fo:color="#262626" style:font-name="Lato" fo:font-size="12.75pt" fo:letter-spacing="normal" fo:font-style="normal" style:text-underline-style="none" fo:font-weight="normal" style:font-size-asian="14pt" style:font-weight-asian="normal" style:font-size-complex="14pt" style:font-weight-complex="normal"/>
    </style:style>
    <style:style style:name="T1" style:family="text">
      <style:text-properties style:text-underline-style="none"/>
    </style:style>
    <style:style style:name="T2" style:family="text">
      <style:text-properties fo:font-variant="normal" fo:text-transform="none" fo:color="#262626" style:font-name="Lato" fo:font-size="12.75pt" fo:letter-spacing="normal" fo:font-style="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P.E :</text:p>
      <text:p text:style-name="P1"/>
      <text:p text:style-name="P2">Sujet :<text:span text:style-name="T1"> Peut-on supprimer la signalisation routière de nos villes ?</text:span></text:p>
      <text:p text:style-name="P3"/>
      <text:p text:style-name="P2">Enjeu : </text:p>
      <text:p text:style-name="P3">De nos jours les embouteillages ont une place majeur dans nos villes et nous font perdre beaucoup de temps. </text:p>
      <text:p text:style-name="P3">Ces embouteillages sont principalement causés par les croisements et donc mon projet serait d'optimiser ces croisements en développant un système où les voitures communiquent entres elles pour se partager leurs informations. Ce système devra rester fiable et sécurisé pour ne mettre en dangers aucun utilisateurs de la route (Voitures, Bus, Vélo, Piétons...). De plus ce système devra prendre en compte les enjeux environnementaux en optimisant les accélérations et les freinages.</text:p>
      <text:p text:style-name="P3"/>
      <text:p text:style-name="P2">Expérience déjà effectué :</text:p>
      <text:p text:style-name="P2"/>
      <text:list xml:id="list4510195327290746518" text:style-name="L1">
        <text:list-item>
          <text:p text:style-name="P7">Simulation d'une circulation, j'ai représenté une ville comme un graphe (réseau de croisements lié entre eux par des routes, chacune des routes possèdent une variable vitesse max et une variable distance).</text:p>
          <text:p text:style-name="P7">Puis j'ai fais apparaître des voitures aux hasards sur les croisements en leur donnant un croisement vers lequel aller. </text:p>
          <text:p text:style-name="P7">Chaque voiture calcul son meilleur trajet grâce a un algorithme qui calcul a chaque croisement vers lequel aller en minimisant la distance à vole d'oiseau de l’arrivé. </text:p>
          <text:p text:style-name="P7">Pour éviter les collision j'ai utiliser des raycasts pour capter les objets aux alentours, puis j'ai essayer différentes stratégie de freinage et d’accélération. (linéaire, parabolique...)</text:p>
          <text:p text:style-name="P7"/>
        </text:list-item>
        <text:list-item>
          <text:p text:style-name="P7">J'ai modélisé mathématiquement le problème d'un croisement simple à 90° entre deux voitures. La voiture 1 peut se déplacer sur l'axe x et la voiture 2 sur l'axe y. Elles ont toutes les deux une position et une vitesse initiales. Et ont un endroit final où aller.</text:p>
          <text:p text:style-name="P7">Il y a plusieurs contraintes : contraintes de collision, contraintes de vitesse et contraintes d’accélération. </text:p>
          <text:p text:style-name="P7">Le but étant de minimiser le temps que prenne les deux voitures à arriver.</text:p>
          <text:p text:style-name="P7">Ce problème est entièrement décris par la donnée pour chaque instant t de x la position de la voiture 1 et y la position de la voiture 2.</text:p>
          <text:p text:style-name="P7">En représentant dans dans un repère (x,y,t), on peut exclure les zones de collision et essayer de trouver la trajectoire optimal.</text:p>
        </text:list-item>
      </text:list>
      <text:p text:style-name="P3"/>
      <text:p text:style-name="P4"/>
      <text:p text:style-name="P4"/>
      <text:p text:style-name="P4"><text:soft-page-break/>Expérience à venir :</text:p>
      <text:p text:style-name="P5"/>
      <text:list xml:id="list559646267674590175" text:style-name="L2">
        <text:list-item>
          <text:p text:style-name="P8">Essayer d'apprendre, grâce à un réseau de neurones, à une intelligence artificielle de gérer la circulation. </text:p>
          <text:p text:style-name="P8">L’expérience serait de mettre dans une villes 50 voitures avec chacune une destination différentes et pénaliser si les voitures se touche ou ne roule pas sur la route et récompenser lorsque qu'elle se rapproche de la destination</text:p>
          <text:p text:style-name="P8">Différentes méthodes : </text:p>
          <text:list>
            <text:list-item>
              <text:p text:style-name="P8">Chaque voiture a son intelligence intégrer et a comme donnés sa position, sa rotation dans l'espace, et des lidars.</text:p>
            </text:list-item>
            <text:list-item>
              <text:p text:style-name="P8">Chaque voiture a son intelligence et a comme donnés sa position, sa rotation et la position de toutes les autre voitures</text:p>
            </text:list-item>
            <text:list-item>
              <text:p text:style-name="P8">C'est une intelligence extérieur qui choisis ce que chaque voiture fait .</text:p>
            </text:list-item>
          </text:list>
          <text:p text:style-name="P8"/>
        </text:list-item>
        <text:list-item>
          <text:p text:style-name="P8">Modéliser mathématiquement des croisements plus complexes.</text:p>
          <text:p text:style-name="P8">Ex : Plus de deux voitures en même temps, des routes a deux voies, des croisements non-perpendiculaire, gestion des autres usagers, gestion des voitures qui tournent (piétons, vélo, bus).</text:p>
        </text:list-item>
      </text:list>
      <text:p text:style-name="P5"><text:s/></text:p>
      <text:p text:style-name="P4">Bibliographie : </text:p>
      <text:p text:style-name="P4"/>
      <text:list xml:id="list5029074953302250903" text:style-name="L3">
        <text:list-item>
          <text:p text:style-name="P9"><text:a xlink:type="simple" xlink:href="https://www.jair.org/index.php/jair/article/view/10542/25241" text:style-name="Internet_20_link" text:visited-style-name="Visited_20_Internet_20_Link"><text:span text:style-name="T2">https://www.jair.org/index.php/jair/article/view/10542/25241</text:span></text:a></text:p>
          <text:p text:style-name="P12">Système de croisements intelligent développé par Kurt Dresner et Peter Stone basé sur un système Multi-Agents. </text:p>
          <text:p text:style-name="P12">Ce sont les premiers a avoir introduit un système de réservation. </text:p>
          <text:p text:style-name="P12">L'intersection fonctionne comme une réservation d’hôtel, lorsqu’une voiture arrive elle envoie une requête a l'agent qui contrôle l'intersection pour lui dire quand elle pense arriver et a quelle vitesse et demander si elle peut passer. L'agent accepte ou rejette la requête, si la requête est accepté la voiture essaye de se tenir a sa prédiction mais peut demander a changer de réservation si elle estime ne pas arriver au bon moment.</text:p>
          <text:p text:style-name="P12">Si la requête est refusé la voiture ralenti et demande une autre réservation.</text:p>
          <text:p text:style-name="P9"/>
        </text:list-item>
        <text:list-item>
          <text:p text:style-name="P9"><text:a xlink:type="simple" xlink:href="https://members.loria.fr/OBuffet/papiers/rjcia13.pdf" text:style-name="Internet_20_link" text:visited-style-name="Visited_20_Internet_20_Link">https://members.loria.fr/OBuffet/papiers/rjcia13.pdf</text:a></text:p>
          <text:p text:style-name="P9">Système de croisement intelligent développé par Mohamed Tliga, Olivier Buffet, Olivier Simonin chercheur de l'INRIA.</text:p>
          <text:p text:style-name="P9">Ce système est aussi multi-agents il consiste a calculer le temps de passage d'une voiture dans la zone d'intersection, et donc de faire passer les véhicules d'une route que sur les temps de passages paires et l'autre routes sur les temps de passages impaires. </text:p>
          <text:p text:style-name="P9"/>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27T14:41:09.18</meta:creation-date>
    <dc:date>2022-06-10T19:36:47.73</dc:date>
    <meta:editing-duration>PT3H44M15S</meta:editing-duration>
    <meta:editing-cycles>3</meta:editing-cycles>
    <meta:generator>OpenOffice/4.1.6$Win32 OpenOffice.org_project/416m1$Build-9790</meta:generator>
    <meta:document-statistic meta:table-count="0" meta:image-count="0" meta:object-count="0" meta:page-count="2" meta:paragraph-count="34" meta:word-count="681" meta:character-count="4246"/>
  </office:meta>
</office:document-meta>
</file>